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.21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ceb0d2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ddeb4f"/>
    </style:style>
    <style:style style:name="P6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00000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7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6ddaa" officeooo:paragraph-rsid="02d6ddaa" fo:background-color="transparent" style:font-size-asian="7pt" style:font-weight-asian="normal" style:font-size-complex="7pt" style:font-weight-complex="normal"/>
    </style:style>
    <style:style style:name="P8" style:family="paragraph" style:parent-style-name="Standard" style:master-page-name="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d9c92f" fo:background-color="transparent" style:font-size-asian="7pt" style:font-weight-asian="normal" style:font-size-complex="7pt" style:font-weight-complex="normal"/>
    </style:style>
    <style:style style:name="P9" style:family="paragraph" style:parent-style-name="Standard" style:master-page-name="">
      <loext:graphic-properties draw:fill="solid" draw:fill-color="#ffd8ce" draw:fill-gradient-name="Gradient_20_2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dc3e8e" fo:background-color="transparent" style:font-size-asian="7pt" style:font-weight-asian="normal" style:font-size-complex="7pt" style:font-weight-complex="normal"/>
    </style:style>
    <style:style style:name="P10" style:family="paragraph" style:parent-style-name="Standard" style:master-page-name="">
      <loext:graphic-properties draw:fill="solid" draw:fill-color="#ffd8ce" draw:fill-gradient-name="Gradient_20_3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ddeb4f" fo:background-color="transparent" style:font-size-asian="7pt" style:font-weight-asian="normal" style:font-size-complex="7pt" style:font-weight-complex="normal"/>
    </style:style>
    <style:style style:name="P11" style:family="paragraph" style:parent-style-name="Standard" style:master-page-name="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b2a45" officeooo:paragraph-rsid="02db2a45" fo:background-color="transparent" style:font-size-asian="7pt" style:font-weight-asian="normal" style:font-size-complex="7pt" style:font-weight-complex="normal"/>
    </style:style>
    <style:style style:name="P12" style:family="paragraph" style:parent-style-name="Standard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6ddaa" officeooo:paragraph-rsid="02d6ddaa" fo:background-color="transparent" style:font-size-asian="7pt" style:font-weight-asian="normal" style:font-size-complex="7pt" style:font-weight-complex="normal"/>
    </style:style>
    <style:style style:name="P13" style:family="paragraph" style:parent-style-name="Standard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d9c92f" fo:background-color="transparent" style:font-size-asian="7pt" style:font-weight-asian="normal" style:font-size-complex="7pt" style:font-weight-complex="normal"/>
    </style:style>
    <style:style style:name="P14" style:family="paragraph" style:parent-style-name="Standard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dc3e8e" fo:background-color="transparent" style:font-size-asian="7pt" style:font-weight-asian="normal" style:font-size-complex="7pt" style:font-weight-complex="normal"/>
    </style:style>
    <style:style style:name="P15" style:family="paragraph" style:parent-style-name="Standard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ddeb4f" fo:background-color="transparent" style:font-size-asian="7pt" style:font-weight-asian="normal" style:font-size-complex="7pt" style:font-weight-complex="normal"/>
    </style:style>
    <style:style style:name="P16" style:family="paragraph" style:parent-style-name="Standard">
      <loext:graphic-properties draw:fill="solid" draw:fill-color="#ffd8ce" draw:fill-gradient-name="Gradient_20_3" draw:fill-hatch-name="hatch"/>
      <style:paragraph-properties fo:margin-left="1.3cm" fo:margin-right="1cm" fo:line-height="15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ddeb4f" fo:background-color="transparent" style:font-size-asian="7pt" style:font-weight-asian="normal" style:font-size-complex="7pt" style:font-weight-complex="normal"/>
    </style:style>
    <style:style style:name="P17" style:family="paragraph" style:parent-style-name="Standard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b2a45" officeooo:paragraph-rsid="02db2a45" fo:background-color="transparent" style:font-size-asian="7pt" style:font-weight-asian="normal" style:font-size-complex="7pt" style:font-weight-complex="normal"/>
    </style:style>
    <style:style style:name="P18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81375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c3e8e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deb4f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ceb0d2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c3e8e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6ddaa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4eaea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81375"/>
    </style:style>
    <style:style style:name="P28" style:family="paragraph" style:parent-style-name="Standard">
      <loext:graphic-properties draw:fill="none"/>
      <style:paragraph-properties fo:margin-top="0cm" fo:margin-bottom="0cm" style:contextual-spacing="false" fo:line-height="115%" fo:text-align="justify" style:justify-single-word="false" fo:background-color="transparent" fo:padding="0.049cm" fo:border="none" style:writing-mode="page"/>
      <style:text-properties fo:color="#000000" loext:opacity="100%" style:font-name="Tahoma" fo:font-size="8pt" fo:letter-spacing="-0.016cm" fo:language="es" fo:country="ES" fo:font-weight="normal" officeooo:rsid="02a9ef69" officeooo:paragraph-rsid="02d6ddaa" fo:background-color="transparent" style:font-size-asian="8pt" style:font-weight-asian="normal" style:font-size-complex="8pt" style:font-weight-complex="normal"/>
    </style:style>
    <style:style style:name="P29" style:family="paragraph" style:parent-style-name="Standard">
      <loext:graphic-properties draw:fill="none"/>
      <style:paragraph-properties fo:margin-top="0cm" fo:margin-bottom="0cm" style:contextual-spacing="false" fo:line-height="115%" fo:text-align="justify" style:justify-single-word="false" fo:background-color="transparent" fo:padding="0.049cm" fo:border="none" style:writing-mode="page"/>
      <style:text-properties fo:color="#000000" loext:opacity="100%" style:font-name="Tahoma" fo:font-size="8pt" fo:letter-spacing="-0.016cm" fo:language="es" fo:country="ES" fo:font-weight="normal" officeooo:rsid="02a9ef69" officeooo:paragraph-rsid="02ddeb4f" fo:background-color="transparent" style:font-size-asian="8pt" style:font-weight-asian="normal" style:font-size-complex="8pt" style:font-weight-complex="normal"/>
    </style:style>
    <style:style style:name="P3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1d294" fo:background-color="transparent" style:font-size-asian="8pt" style:font-weight-asian="normal" style:font-size-complex="8pt" style:font-weight-complex="normal"/>
    </style:style>
    <style:style style:name="P32" style:family="paragraph" style:parent-style-name="Standard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18e3a" fo:background-color="transparent" style:font-size-asian="7pt" style:font-weight-asian="normal" style:font-size-complex="7pt" style:font-weight-complex="normal"/>
    </style:style>
    <style:style style:name="P33" style:family="paragraph" style:parent-style-name="Standard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1d294" fo:background-color="transparent" style:font-size-asian="7pt" style:font-weight-asian="normal" style:font-size-complex="7pt" style:font-weight-complex="normal"/>
    </style:style>
    <style:style style:name="P34" style:family="paragraph" style:parent-style-name="Standard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1d294" fo:background-color="transparent" style:font-size-asian="7pt" style:font-weight-asian="normal" style:font-size-complex="7pt" style:font-weight-complex="normal"/>
    </style:style>
    <style:style style:name="P35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18e3a" fo:background-color="transparent" style:font-size-asian="7pt" style:font-weight-asian="normal" style:font-size-complex="7pt" style:font-weight-complex="normal"/>
    </style:style>
    <style:style style:name="P36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1d294" fo:background-color="transparent" style:font-size-asian="7pt" style:font-weight-asian="normal" style:font-size-complex="7pt" style:font-weight-complex="normal"/>
    </style:style>
    <style:style style:name="P37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1d294" fo:background-color="transparent" style:font-size-asian="8pt" style:font-weight-asian="normal" style:font-size-complex="8pt" style:font-weight-complex="normal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2d2791a" style:font-size-asian="12pt" style:font-weight-asian="bold" style:font-size-complex="12pt" style:font-weight-complex="bold"/>
    </style:style>
    <style:style style:name="T4" style:family="text">
      <style:text-properties fo:font-variant="small-caps" fo:color="#ffffff" loext:opacity="100%" style:text-outline="false" style:font-name="Tahoma" fo:font-size="12pt" fo:language="gl" fo:country="ES" fo:font-weight="bold" officeooo:rsid="02e051c6" style:font-size-asian="12pt" style:font-weight-asian="bold" style:font-size-complex="12pt" style:font-weight-complex="bold"/>
    </style:style>
    <style:style style:name="T5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9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10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fo:color="#000000" loext:opacity="100%" style:font-name="Tahoma" fo:font-size="8pt" fo:letter-spacing="-0.016cm" fo:language="es" fo:country="ES" fo:font-weight="normal" officeooo:rsid="02d81375" fo:background-color="transparent" loext:char-shading-value="0" style:font-size-asian="8pt" style:font-weight-asian="normal" style:font-size-complex="8pt" style:font-weight-complex="normal"/>
    </style:style>
    <style:style style:name="T12" style:family="text">
      <style:text-properties fo:font-variant="normal" fo:text-transform="none" fo:color="#24292e" loext:opacity="100%" style:font-name="Tahoma" fo:font-size="8pt" fo:letter-spacing="normal" fo:language="es" fo:country="ES" fo:font-style="normal" fo:font-weight="normal" officeooo:rsid="02b23a55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font-variant="normal" fo:text-transform="none" fo:color="#24292e" loext:opacity="100%" style:font-name="Tahoma" fo:font-size="8pt" fo:letter-spacing="normal" fo:language="es" fo:country="ES" fo:font-style="normal" fo:font-weight="normal" officeooo:rsid="02b23a55" fo:background-color="transparent" loext:char-shading-value="0" style:font-size-asian="8pt" style:font-weight-asian="normal" style:font-size-complex="8pt" style:font-weight-complex="normal" loext:padding="0cm" loext:border="none"/>
    </style:style>
    <style:style style:name="T14" style:family="text">
      <style:text-properties fo:font-variant="normal" fo:text-transform="none" fo:color="#24292e" loext:opacity="100%" style:font-name="Tahoma" fo:font-size="8pt" fo:letter-spacing="normal" fo:language="es" fo:country="ES" fo:font-style="normal" fo:font-weight="normal" officeooo:rsid="02d6ddaa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officeooo:rsid="02db2a45"/>
    </style:style>
    <style:style style:name="T16" style:family="text">
      <style:text-properties officeooo:rsid="02dc3e8e"/>
    </style:style>
    <style:style style:name="T17" style:family="text">
      <style:text-properties officeooo:rsid="02ddeb4f"/>
    </style:style>
    <style:style style:name="T18" style:family="text">
      <style:text-properties officeooo:rsid="02e18e3a"/>
    </style:style>
    <style:style style:name="T19" style:family="text">
      <style:text-properties officeooo:rsid="02e1d2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1.<text:tab/></text:span><text:span text:style-name="T8">B</text:span><text:span text:style-name="T7">ase de datos </text:span><text:span text:style-name="T9">Tienda Informática (2 tablas)</text:span><text:span text:style-name="T6">.</text:span></text:p>
      <text:p text:style-name="P23">Muestra <text:span text:style-name="T16">los fabricantes con productos asociados</text:span>.</text:p>
      <text:p text:style-name="P9">select nombre as "FABRICANTE" from fabricante as F where EXISTS</text:p>
      <text:p text:style-name="P14"><text:tab/>(select * from producto as P where F.codigo = P.codigo_fabricante );</text:p>
      <text:p text:style-name="P24">Muestra <text:span text:style-name="T16">los fabricantes SIN productos asociados</text:span>.</text:p>
      <text:p text:style-name="P9">select nombre as "FABRICANTE" from fabricante as F where <text:span text:style-name="T16">NOT </text:span>EXISTS</text:p>
      <text:p text:style-name="P14"><text:tab/>(select * from producto as P where F.codigo = P.codigo_fabricante );</text:p>
      <text:p text:style-name="P20"/>
      <text:p text:style-name="P4"><text:span text:style-name="T9">2</text:span><text:span text:style-name="T5">.<text:tab/></text:span><text:span text:style-name="T8">B</text:span><text:span text:style-name="T7">ase de datos </text:span><text:span text:style-name="T9">Gestión de Empleados (2 tablas)</text:span><text:span text:style-name="T6">.</text:span></text:p>
      <text:p text:style-name="P25"><text:span text:style-name="T10">Muestra </text:span><text:span text:style-name="T12">los nombres de los departamentos que tienen empleados asociados. (Utilizando </text:span><text:span text:style-name="Source_20_Text"><text:span text:style-name="T13">EXISTS </text:span></text:span><text:span text:style-name="T12">o </text:span><text:span text:style-name="Source_20_Text"><text:span text:style-name="T13">NOT EXISTS</text:span></text:span><text:span text:style-name="T12">).</text:span><text:span text:style-name="T10">.</text:span></text:p>
      <text:p text:style-name="P7">Select nombre from departamento where EXISTS</text:p>
      <text:p text:style-name="P12"><text:tab/>(select * from empleado where empleado.codigo_departamento = departamento.codigo);</text:p>
      <text:p text:style-name="P25"><text:span text:style-name="T10">Muestra </text:span><text:span text:style-name="T12">los nombres de los </text:span><text:span text:style-name="T14">empleados SIN</text:span><text:span text:style-name="T12"> </text:span><text:span text:style-name="T14">departamento</text:span><text:span text:style-name="T12"> asociado. (Utilizando </text:span><text:span text:style-name="Source_20_Text"><text:span text:style-name="T13">EXISTS </text:span></text:span><text:span text:style-name="T12">o </text:span><text:span text:style-name="Source_20_Text"><text:span text:style-name="T13">NOT EXISTS</text:span></text:span><text:span text:style-name="T12">).</text:span><text:span text:style-name="T10">.</text:span></text:p>
      <text:p text:style-name="P7">Select nombre from empleado where NOT EXISTS</text:p>
      <text:p text:style-name="P12"><text:tab/>(select * from departamento where departamento.codigo = empleado.codigo_departamento);</text:p>
      <text:p text:style-name="P28"/>
      <text:p text:style-name="P4"><text:span text:style-name="T9">3</text:span><text:span text:style-name="T5">.<text:tab/></text:span><text:span text:style-name="T8">B</text:span><text:span text:style-name="T7">ase de datos </text:span><text:span text:style-name="T9">Gestión de Ventas (3 tablas)</text:span><text:span text:style-name="T6">.</text:span></text:p>
      <text:p text:style-name="P21">Muestra <text:span text:style-name="T17">los clientes que no han realizado ningún pedido</text:span>.</text:p>
      <text:p text:style-name="P10">select nombre <text:span text:style-name="T17">as </text:span>"<text:span text:style-name="T17">CLIENTE</text:span>"<text:span text:style-name="T17"> </text:span>from cliente as Cl where not EXISTS</text:p>
      <text:p text:style-name="P15"><text:tab/>(select * from pedido as Pd where Cl.id = Pd.id_cliente);</text:p>
      <text:p text:style-name="P22">Muestra <text:span text:style-name="T17">los clientes que no han realizado ningún pedido</text:span>.</text:p>
      <text:p text:style-name="P10">select nombre <text:span text:style-name="T17">as </text:span>"<text:span text:style-name="T17">COMERCIAL</text:span>"<text:span text:style-name="T17"> </text:span>from <text:span text:style-name="T17">comercial</text:span> as C<text:span text:style-name="T17">o</text:span> where not EXISTS</text:p>
      <text:p text:style-name="P16"><text:tab/>(select * from pedido as Pd where C<text:span text:style-name="T17">o</text:span>.id = Pd.id_c<text:span text:style-name="T17">omercial</text:span>);</text:p>
      <text:p text:style-name="P29"/>
      <text:p text:style-name="P5"><text:span text:style-name="T9">4</text:span><text:span text:style-name="T5">.<text:tab/></text:span><text:span text:style-name="T8">B</text:span><text:span text:style-name="T7">ase de datos NBA </text:span><text:span text:style-name="T9">(4 tablas)</text:span><text:span text:style-name="T6">.</text:span></text:p>
      <text:p text:style-name="P30">Muestra <text:span text:style-name="T18">los jugadores SIN estadísticas en la NBA</text:span>.</text:p>
      <text:p text:style-name="P35">select nombre from jugadores as Ju where NOT EXISTS</text:p>
      <text:p text:style-name="P32"><text:tab/>(select * from estadisticas as Es where Ju.codigo = Es.jugador);</text:p>
      <text:p text:style-name="P31">Muestra <text:span text:style-name="T19">el nombre y equipo de los jugadores de 76ers y Bulls</text:span>.</text:p>
      <text:p text:style-name="P36">select nombre, <text:span text:style-name="T19">nombre_equipo</text:span> from jugadores as J<text:span text:style-name="T19">1</text:span> where EXISTS</text:p>
      <text:p text:style-name="P34"><text:tab/>(select * from <text:span text:style-name="T19">jugadores</text:span> as <text:span text:style-name="T19">J2</text:span> where J<text:span text:style-name="T19">1</text:span>.codigo = <text:span text:style-name="T19">J2</text:span>.<text:span text:style-name="T19">codigo AND</text:span></text:p>
      <text:p text:style-name="P33"><text:tab/> <text:s/><text:span text:style-name="T19">J2.nombre_equipo IN (</text:span>"<text:span text:style-name="T19">76ers</text:span>"<text:span text:style-name="T19">, </text:span>"<text:span text:style-name="T19">Bulls</text:span>"<text:span text:style-name="T19">)</text:span>);</text:p>
      <text:p text:style-name="P37"/>
      <text:p text:style-name="P4"><text:span text:style-name="T9">5</text:span><text:span text:style-name="T5">.<text:tab/></text:span><text:span text:style-name="T8">B</text:span><text:span text:style-name="T7">ase de datos </text:span><text:span text:style-name="T9">DepartamentoOficinas (5 tablas)</text:span><text:span text:style-name="T6">.</text:span></text:p>
      <text:p text:style-name="P21">Muestra .</text:p>
      <text:p text:style-name="P6"/>
      <text:p text:style-name="P18"/>
      <text:p text:style-name="P4"><text:span text:style-name="T9">6</text:span><text:span text:style-name="T5">.<text:tab/></text:span><text:span text:style-name="T8">B</text:span><text:span text:style-name="T7">ase de datos </text:span><text:span text:style-name="T9">Jardinería (8 tablas)</text:span><text:span text:style-name="T6">.</text:span></text:p>
      <text:p text:style-name="P26"><text:span text:style-name="T10">Muestra </text:span><text:span text:style-name="T11">los clientes que no han realizado ningún pago</text:span><text:span text:style-name="T10">.</text:span></text:p>
      <text:p text:style-name="P8">select nombre_cliente from cliente <text:span text:style-name="T15">as</text:span> CL where NOT EXISTS</text:p>
      <text:p text:style-name="P13"><text:tab/>(select * from pago <text:span text:style-name="T15">as</text:span> PG where CL.codigo_cliente = PG.codigo_cliente);</text:p>
      <text:p text:style-name="P27"><text:span text:style-name="T10">Muestra </text:span><text:span text:style-name="T11">los productos que alguna vez han aparecido en algún pedido</text:span><text:span text:style-name="T10">.</text:span></text:p>
      <text:p text:style-name="P11">Select nombre from producto as PR where EXISTS</text:p>
      <text:p text:style-name="P17"><text:tab/>(select * from detalle_producto as DP where PR.codigo_producto = DP.codigo_producto)</text:p>
      <text:p text:style-name="P19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2d2791a" style:font-size-asian="12pt" style:font-weight-asian="bold" style:font-size-complex="12pt" style:font-weight-complex="bold"/>
    </style:style>
    <style:style style:name="MT4" style:family="text">
      <style:text-properties fo:font-variant="small-caps" fo:color="#ffffff" loext:opacity="100%" style:text-outline="false" style:font-name="Tahoma" fo:font-size="12pt" fo:language="gl" fo:country="ES" fo:font-weight="bold" officeooo:rsid="02e051c6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</text:span><text:span text:style-name="MT2">ealización de consultas </text:span><text:span text:style-name="MT3">- </text:span><text:span text:style-name="MT4">existencia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31T11:10:40.919000000</meta:creation-date>
    <dc:date>2022-02-04T20:32:41.559000000</dc:date>
    <meta:editing-duration>P2DT3H35M57S</meta:editing-duration>
    <meta:editing-cycles>61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39" meta:word-count="347" meta:character-count="2268" meta:non-whitespace-character-count="1947"/>
  </office:meta>
</office:document-meta>
</file>